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EA000000F614F18D42D2667055.jpg" manifest:media-type="image/jpeg"/>
  <manifest:file-entry manifest:full-path="Pictures/100000000000024F000001D8365059DAEF980003.jpg" manifest:media-type="image/jpeg"/>
  <manifest:file-entry manifest:full-path="Pictures/1000020000000981000001E0DFF3FE175A2D60C3.gif" manifest:media-type="image/gif"/>
  <manifest:file-entry manifest:full-path="Pictures/10000000000001490000004884AF033E70F3ED49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style:font-name="Arial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font-variant="small-caps" fo:color="#2c4d72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8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6937in" style:type="right"/>
        </style:tab-stops>
      </style:paragraph-properties>
    </style:style>
    <style:style style:name="T1" style:family="text">
      <style:text-properties style:font-name="Arial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/>
    </style:style>
    <style:style style:name="T2" style:family="text">
      <style:text-properties style:font-name="Calibri" fo:font-size="13pt" fo:font-weight="bold" style:font-name-asian="Calibri1" style:font-size-asian="13pt" style:font-weight-asian="bold" style:font-name-complex="Calibri1" style:font-size-complex="13pt"/>
    </style:style>
    <style:style style:name="T3" style:family="text">
      <style:text-properties style:font-name="Calibri" fo:font-size="12pt" style:font-name-asian="Calibri1" style:font-size-asian="12pt" style:font-name-complex="Calibri1" style:font-size-complex="12pt"/>
    </style:style>
    <style:style style:name="T4" style:family="text">
      <style:text-properties style:font-name="Calibri" fo:font-size="12pt" style:text-underline-style="none" style:font-name-asian="Calibri1" style:font-size-asian="12pt" style:font-name-complex="Calibri1" style:font-size-complex="12pt"/>
    </style:style>
    <style:style style:name="T5" style:family="text">
      <style:text-properties fo:font-variant="normal" fo:text-transform="none" fo:color="#345180" style:text-line-through-style="none" style:text-line-through-type="none" style:text-position="0% 100%" style:font-name="Lucida Sans" fo:font-size="8pt" fo:font-style="italic" style:text-underline-style="none" fo:font-weight="normal" style:font-name-asian="Lucida Sans1" style:font-size-asian="8pt" style:font-style-asian="italic" style:font-weight-asian="normal" style:font-name-complex="Lucida Sans1" style:font-size-complex="8pt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><text:span text:style-name="T1">MANUAL DE ESTILOS</text:span></text:p>
      <text:p text:style-name="P1"/>
      <text:p text:style-name="P4"/>
      <text:p text:style-name="P3"><text:span text:style-name="T2">Normas generales</text:span></text:p>
      <text:p text:style-name="P5"/>
      <text:list xml:id="list71422092" text:style-name="WWNum1">
        <text:list-item>
          <text:p text:style-name="P7"><text:span text:style-name="T3">La redacción se debe realizar en cualquiera de las lenguas oficiales de la Comunidad Valenciana. </text:span></text:p>
        </text:list-item>
        <text:list-item>
          <text:p text:style-name="P7"><text:span text:style-name="T3">La memoria debe contener un índice antes del primer capítulo. </text:span></text:p>
        </text:list-item>
        <text:list-item>
          <text:p text:style-name="P7"><text:span text:style-name="T3">Las páginas deben ser de tamaño normalizado A-4. </text:span></text:p>
        </text:list-item>
        <text:list-item>
          <text:p text:style-name="P7"><text:span text:style-name="T3">Las páginas deben numerarse. Naturalmente se admite que no se numeren las portadas, comienzos de capítulo, hojas en blanco, etc. </text:span></text:p>
        </text:list-item>
        <text:list-item>
          <text:p text:style-name="P7"><text:span text:style-name="T3">La impresión debe ser a dos caras preferentemente. </text:span></text:p>
        </text:list-item>
        <text:list-item>
          <text:p text:style-name="P7"><text:span text:style-name="T3">Tamaño de letra de 12 puntos e interlineado sencillo para el texto normal, así como justificación a derecha e izquierda. Es recomendable utilizar tipos estándar de letra como Times, Arial, Calibri, etc. No hay que utilizar tipos poco profesionales como Palace o Barroco. </text:span></text:p>
        </text:list-item>
        <text:list-item>
          <text:p text:style-name="P7"><text:span text:style-name="T3">Márgenes orientativos: superior e inferior 25 mm, izquierdo 35 mm y derecho 20 mm. </text:span></text:p>
        </text:list-item>
        <text:list-item>
          <text:p text:style-name="P7"><text:span text:style-name="T3">El encuadernado debe permitir su lectura sencilla permitiéndose el gusanillo, rústico, encolado, etc. No se permite el grapado o la carpeta como forma de encuadernación. </text:span></text:p>
        </text:list-item>
        <text:list-item>
          <text:p text:style-name="P7"><text:span text:style-name="T3">Las hojas se encuadernan por el lado largo. </text:span></text:p>
        </text:list-item>
        <text:list-item>
          <text:p text:style-name="P7"><text:span text:style-name="T3">El soporte digital que debe acompañar a cada una de las memorias, debe colocarse en una funda. </text:span></text:p>
        </text:list-item>
      </text:list>
      <text:p text:style-name="P4"/>
      <text:p text:style-name="P3"><text:span text:style-name="T2">Portada </text:span></text:p>
      <text:p text:style-name="P4"/>
      <text:p text:style-name="P2"><text:span text:style-name="T3">La memoria deberá contar con una portada donde se indique claramente: <text:s/></text:span></text:p>
      <text:list xml:id="list2728513985" text:style-name="WWNum2">
        <text:list-item>
          <text:p text:style-name="P8"><text:span text:style-name="T3">el nombre del centro</text:span></text:p>
        </text:list-item>
        <text:list-item>
          <text:p text:style-name="P8"><text:span text:style-name="T3">el logotipo de la Consellería de Educación, Cultura y Deporte, así como el del Fondo Social Europeo y el del centro. Puedes encontrarlos en el archivo logos.zip</text:span></text:p>
        </text:list-item>
        <text:list-item>
          <text:p text:style-name="P8"><text:span text:style-name="T3">“PROYECTO DE” nombre del ciclo formativo cursado</text:span></text:p>
        </text:list-item>
        <text:list-item>
          <text:p text:style-name="P8"><text:span text:style-name="T3">Título del proyecto </text:span></text:p>
        </text:list-item>
        <text:list-item>
          <text:p text:style-name="P8"><text:span text:style-name="T3">“AUTOR:” nombre del alumno</text:span></text:p>
        </text:list-item>
        <text:list-item>
          <text:p text:style-name="P8"><text:span text:style-name="T3">“TUTOR:” nombre del tutor individual <text:s/></text:span></text:p>
        </text:list-item>
        <text:list-item>
          <text:p text:style-name="P8"><text:span text:style-name="T3">Lugar, mes y año de presentación. </text:span></text:p>
        </text:list-item>
      </text:list>
      <text:p text:style-name="P4"/>
      <text:p text:style-name="P3"><text:span text:style-name="T2">Resumen</text:span><text:span text:style-name="T3"> <text:s/></text:span></text:p>
      <text:p text:style-name="P4"/>
      <text:p text:style-name="P2"><text:span text:style-name="T3">Debe incluirse un breve resumen de una página como máximo. <text:s/>Aunque no es obligatorio resulta recomendable escribir este resumen en las dos lenguas oficiales de la Comunidad Valenciana y/o en inglé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Gothic" fo:font-size="10pt" fo:language="ca" fo:country="ES" style:letter-kerning="false" style:font-name-asian="Century Gothic1" style:font-size-asian="10pt" style:language-asian="zh" style:country-asian="CN" style:font-name-complex="Century Gothic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entury Gothic" fo:font-size="10pt" fo:language="ca" fo:country="ES" style:letter-kerning="false" style:font-name-asian="Century Gothic1" style:font-size-asian="10pt" style:language-asian="zh" style:country-asian="CN" style:font-name-complex="Century Gothic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keep-together="always" fo:text-indent="-0.3in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835in" loext:contextual-spacing="false" fo:line-height="100%" fo:text-indent="-0.4in" style:auto-text-indent="false" fo:keep-with-next="always"/>
      <style:text-properties style:font-name="Liberation Sans1" fo:font-family="'Liberation Sans'" style:font-family-generic="roman" style:font-pitch="variable" fo:font-size="14pt" fo:font-style="italic" fo:font-weight="bold" style:font-name-asian="Liberation Sans2" style:font-family-asian="'Liberation Sans'" style:font-family-generic-asian="system" style:font-pitch-asian="variable" style:font-size-asian="14pt" style:font-style-asian="italic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835in" loext:contextual-spacing="false" fo:line-height="100%" fo:text-indent="-0.5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font-variant="small-caps" fo:color="#2c4d72"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8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6937in" style:type="right"/>
        </style:tab-stops>
      </style:paragraph-properties>
    </style:style>
    <style:style style:name="MT1" style:family="text">
      <style:text-properties fo:font-variant="normal" fo:text-transform="none" fo:color="#345180" style:text-line-through-style="none" style:text-line-through-type="none" style:text-position="0% 100%" style:font-name="Lucida Sans" fo:font-size="8pt" fo:font-style="italic" style:text-underline-style="none" fo:font-weight="normal" style:font-name-asian="Lucida Sans1" style:font-size-asian="8pt" style:font-style-asian="italic" style:font-weight-asian="normal" style:font-name-complex="Lucida Sans1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516in" fo:margin-bottom="0.3937in" fo:margin-left="0.7874in" fo:margin-right="0.7874in" style:writing-mode="lr-tb" style:layout-grid-color="#c0c0c0" style:layout-grid-lines="25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35in" fo:margin-left="0in" fo:margin-right="0in" fo:margin-bottom="0.3937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jpg" text:anchor-type="char" svg:x="2.2209in" svg:y="-0.3228in" svg:width="2.5866in" svg:height="0.5984in" draw:z-index="3"><draw:image xlink:href="Pictures/10000000000001490000004884AF033E70F3ED49.jpg" xlink:type="simple" xlink:show="embed" xlink:actuate="onLoad" loext:mime-type="image/jpeg"/></draw:frame><draw:frame draw:style-name="Mfr2" draw:name="image2.gif" text:anchor-type="char" svg:x="-0.4035in" svg:y="-0.3102in" svg:width="2.5102in" svg:height="0.6362in" draw:z-index="2"><draw:image xlink:href="Pictures/1000020000000981000001E0DFF3FE175A2D60C3.gif" xlink:type="simple" xlink:show="embed" xlink:actuate="onLoad" loext:mime-type="image/gif"/></draw:frame><draw:frame draw:style-name="Mfr3" draw:name="image1.jpg" text:anchor-type="char" svg:x="4.9689in" svg:y="-0.3516in" svg:width="0.9516in" svg:height="0.6354in" draw:z-index="1"><draw:image xlink:href="Pictures/100000000000024F000001D8365059DAEF980003.jpg" xlink:type="simple" xlink:show="embed" xlink:actuate="onLoad" loext:mime-type="image/jpeg"/></draw:frame><draw:frame draw:style-name="Mfr4" draw:name="image4.jpg" text:anchor-type="char" svg:x="5.9783in" svg:y="-0.302in" svg:width="1.0728in" svg:height="0.5362in" draw:z-index="0"><draw:image xlink:href="Pictures/10000000000001EA000000F614F18D42D2667055.jpg" xlink:type="simple" xlink:show="embed" xlink:actuate="onLoad" loext:mime-type="image/jpeg"/></draw:frame></text:p>
        <text:p text:style-name="MP1"/>
        <text:p text:style-name="MP1"/>
        <text:p text:style-name="MP1"/>
      </style:header>
      <style:footer>
        <text:p text:style-name="MP2"><text:span text:style-name="MT1">Av. Germans Maristes, 25 <text:s text:c="2"/>- <text:s text:c="2"/>46013 València<text:tab/>www.iesfuentesanluis.org</text:span></text:p>
        <text:p text:style-name="MP2"><text:span text:style-name="MT1">Telf. 96 120 60 65 <text:s/>Fax: 96 120 60 66<text:tab/>46014224@edu.gva.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25" meta:word-count="309" meta:character-count="1872" meta:non-whitespace-character-count="1579"/>
    <meta:generator>LibreOfficeDev/6.0.5.2$Linux_X86_64 LibreOffice_project/</meta:generator>
  </office:meta>
</office:document-meta>
</file>